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3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3" svg:font-family="Arial" style:font-family-generic="roman"/>
    <style:font-face style:name="Times New Roman1" svg:font-family="'Times New Roman'" style:font-family-generic="roman"/>
    <style:font-face style:name="Times New Roman CYR1" svg:font-family="'Times New Roman CYR'" style:font-family-generic="roma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Arial Unicode MS1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2.689cm" fo:margin-left="-0.199cm" fo:margin-right="5.009cm" table:align="margins" style:writing-mode="lr-tb"/>
    </style:style>
    <style:style style:name="Таблица1.A" style:family="table-column">
      <style:table-column-properties style:column-width="0.982cm" style:rel-column-width="5074*"/>
    </style:style>
    <style:style style:name="Таблица1.B" style:family="table-column">
      <style:table-column-properties style:column-width="1.709cm" style:rel-column-width="8827*"/>
    </style:style>
    <style:style style:name="Таблица1.C" style:family="table-column">
      <style:table-column-properties style:column-width="2.134cm" style:rel-column-width="11022*"/>
    </style:style>
    <style:style style:name="Таблица1.E" style:family="table-column">
      <style:table-column-properties style:column-width="2.311cm" style:rel-column-width="11933*"/>
    </style:style>
    <style:style style:name="Таблица1.G" style:family="table-column">
      <style:table-column-properties style:column-width="2.134cm" style:rel-column-width="11025*"/>
    </style:style>
    <style:style style:name="Таблица1.1" style:family="table-row">
      <style:table-row-properties style:min-row-height="0.919cm"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2" style:family="table-row">
      <style:table-row-properties style:keep-together="true" fo:keep-together="auto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10" style:family="paragraph" style:parent-style-name="Текст1">
      <style:paragraph-properties fo:text-align="center" style:justify-single-word="false"/>
    </style:style>
    <style:style style:name="P11" style:family="paragraph" style:parent-style-name="Heading_20_1">
      <style:paragraph-properties fo:margin-left="2.498cm" fo:margin-right="0cm" fo:margin-top="0cm" fo:margin-bottom="0cm" fo:text-align="start" style:justify-single-word="false" fo:text-indent="0cm" style:auto-text-indent="false"/>
      <style:text-properties style:font-name="Consolas1" fo:font-size="7pt" fo:language="en" fo:country="US" fo:font-weight="normal" style:font-size-asian="7pt" style:font-weight-asian="normal" style:font-size-complex="7pt" style:font-weight-complex="normal"/>
    </style:style>
    <style:style style:name="P12" style:family="paragraph" style:parent-style-name="Standard">
      <style:paragraph-properties fo:margin-left="2.498cm" fo:margin-right="0cm" fo:text-align="start" style:justify-single-word="false" fo:text-indent="0cm" style:auto-text-indent="false"/>
      <style:text-properties style:font-name="Consolas1" fo:font-size="7pt" fo:language="en" fo:country="US" style:font-size-asian="7pt" style:font-size-complex="7pt"/>
    </style:style>
    <style:style style:name="P13" style:family="paragraph" style:parent-style-name="Standard">
      <style:paragraph-properties fo:margin-left="2.498cm" fo:margin-right="0cm" fo:text-align="start" style:justify-single-word="false" fo:text-indent="0cm" style:auto-text-indent="false"/>
      <style:text-properties style:font-name="Consolas1" fo:font-size="7pt" style:font-size-asian="7pt" style:font-size-complex="7pt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16" style:family="paragraph" style:parent-style-name="Standard">
      <style:text-properties fo:font-size="12pt" fo:language="zxx" fo:country="none" style:font-size-asian="12pt" style:language-asian="zxx" style:country-asian="none" style:font-size-complex="12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2pt" fo:language="en" fo:country="US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text-indent="1.251cm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.635cm" fo:text-align="end" style:justify-single-word="false" fo:text-indent="0cm" style:auto-text-indent="false"/>
      <style:text-properties style:letter-kerning="true"/>
    </style:style>
    <style:style style:name="P22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23" style:family="paragraph" style:parent-style-name="Standard" style:list-style-name="L4">
      <style:paragraph-properties fo:text-align="justify" style:justify-single-word="false"/>
      <style:text-properties fo:font-size="12pt" style:font-size-asian="12pt" style:font-size-complex="12pt"/>
    </style:style>
    <style:style style:name="P24" style:family="paragraph" style:parent-style-name="Standard" style:list-style-name="L4">
      <style:paragraph-properties fo:text-align="justify" style:justify-single-word="false"/>
      <style:text-properties fo:font-size="12pt" style:font-size-asian="12pt" style:font-size-complex="12pt"/>
    </style:style>
    <style:style style:name="P25" style:family="paragraph" style:parent-style-name="Standard" style:list-style-name="L4">
      <style:paragraph-properties fo:text-align="justify" style:justify-single-word="false"/>
      <style:text-properties fo:font-size="12pt" style:font-size-asian="12pt" style:font-size-complex="12pt"/>
    </style:style>
    <style:style style:name="P26" style:family="paragraph" style:parent-style-name="Standard" style:list-style-name="L4">
      <style:paragraph-properties fo:text-align="justify" style:justify-single-word="false"/>
    </style:style>
    <style:style style:name="P27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074cm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31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33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34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35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style:font-name="Consolas1" fo:font-size="7pt" fo:language="en" fo:country="US" style:font-size-asian="7pt" style:font-size-complex="7pt"/>
    </style:style>
    <style:style style:name="P36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  <style:text-properties style:font-name="Consolas1" fo:font-size="7pt" fo:language="en" fo:country="US" style:font-size-asian="7pt" style:font-size-complex="7pt"/>
    </style:style>
    <style:style style:name="P37" style:family="paragraph" style:parent-style-name="Standard" style:list-style-name="WW8Num2">
      <style:paragraph-properties fo:margin-left="-1.249cm" fo:margin-right="0cm" fo:text-align="justify" style:justify-single-word="false" fo:text-indent="0cm" style:auto-text-indent="false">
        <style:tab-stops>
          <style:tab-stop style:position="1.074cm"/>
        </style:tab-stops>
      </style:paragraph-properties>
      <style:text-properties fo:font-size="12pt" style:font-size-asian="12pt" style:font-size-complex="12pt"/>
    </style:style>
    <style:style style:name="P38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39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40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41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42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43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44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45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46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style:font-size-asian="12pt" style:font-size-complex="12pt"/>
    </style:style>
    <style:style style:name="P47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 style:text-autospace="none" style:punctuation-wrap="simple" style:vertical-align="baseline"/>
      <style:text-properties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55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56" style:family="paragraph" style:parent-style-name="Standard" style:list-style-name="L5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57" style:family="paragraph" style:parent-style-name="Standard" style:list-style-name="L3">
      <style:paragraph-properties fo:margin-left="1.249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58" style:family="paragraph" style:parent-style-name="Standard" style:list-style-name="L3">
      <style:paragraph-properties fo:margin-left="1.249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59" style:family="paragraph" style:parent-style-name="Standard" style:list-style-name="L3">
      <style:paragraph-properties fo:margin-left="1.249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60" style:family="paragraph" style:parent-style-name="Standard" style:list-style-name="L3">
      <style:paragraph-properties fo:margin-left="1.249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61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</style:style>
    <style:style style:name="P62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</style:style>
    <style:style style:name="P63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</style:style>
    <style:style style:name="P64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</style:style>
    <style:style style:name="P65" style:family="paragraph" style:parent-style-name="Standard" style:list-style-name="L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</style:style>
    <style:style style:name="P66" style:family="paragraph" style:parent-style-name="Standard">
      <style:paragraph-properties fo:margin-left="2.498cm" fo:margin-right="0cm" fo:text-align="start" style:justify-single-word="false" fo:text-indent="0cm" style:auto-text-indent="false"/>
      <style:text-properties style:font-name="Consolas1" fo:font-size="7pt" fo:language="en" fo:country="US" style:font-size-asian="7pt" style:font-size-complex="7pt"/>
    </style:style>
    <style:style style:name="P67" style:family="paragraph" style:parent-style-name="Standard">
      <style:paragraph-properties fo:margin-left="2.498cm" fo:margin-right="0cm" fo:text-align="start" style:justify-single-word="false" fo:text-indent="0cm" style:auto-text-indent="false"/>
      <style:text-properties style:font-name="Consolas1" fo:font-size="7pt" style:font-size-asian="7pt" style:font-size-complex="7pt"/>
    </style:style>
    <style:style style:name="P68" style:family="paragraph" style:parent-style-name="Heading_20_1" style:list-style-name="WW8Num2">
      <style:paragraph-properties fo:text-align="justify" style:justify-single-word="false">
        <style:tab-stops>
          <style:tab-stop style:position="1.074cm"/>
        </style:tab-stops>
      </style:paragraph-properties>
    </style:style>
    <style:style style:name="P69" style:family="paragraph" style:parent-style-name="Heading_20_1" style:list-style-name="WW8Num2">
      <style:paragraph-properties fo:text-align="justify" style:justify-single-word="false">
        <style:tab-stops>
          <style:tab-stop style:position="1.074cm"/>
        </style:tab-stops>
      </style:paragraph-properties>
    </style:style>
    <style:style style:name="P70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71" style:family="paragraph" style:parent-style-name="Heading_20_1">
      <style:paragraph-properties fo:margin-left="2.498cm" fo:margin-right="0cm" fo:margin-top="0cm" fo:margin-bottom="0cm" fo:text-align="start" style:justify-single-word="false" fo:text-indent="0cm" style:auto-text-indent="false"/>
      <style:text-properties style:font-name="Consolas1" fo:font-size="7pt" fo:font-weight="normal" style:font-size-asian="7pt" style:font-weight-asian="normal" style:font-size-complex="7pt" style:font-weight-complex="normal"/>
    </style:style>
    <style:style style:name="P72" style:family="paragraph" style:parent-style-name="Heading_20_1">
      <style:paragraph-properties fo:margin-left="2.498cm" fo:margin-right="0cm" fo:margin-top="0cm" fo:margin-bottom="0cm" fo:text-align="start" style:justify-single-word="false" fo:text-indent="0cm" style:auto-text-indent="false"/>
      <style:text-properties style:font-name="Consolas1" fo:font-size="7pt" fo:language="en" fo:country="US" fo:font-weight="normal" style:font-size-asian="7pt" style:font-weight-asian="normal" style:font-size-complex="7pt" style:font-weight-complex="normal"/>
    </style:style>
    <style:style style:name="P73" style:family="paragraph" style:parent-style-name="Heading_20_1">
      <style:paragraph-properties fo:margin-left="2.498cm" fo:margin-right="0cm" fo:margin-top="0cm" fo:margin-bottom="0cm" fo:text-align="start" style:justify-single-word="false" fo:text-indent="0cm" style:auto-text-indent="false"/>
      <style:text-properties style:font-name="Consolas1" fo:font-size="7pt" style:font-size-asian="7pt" style:font-size-complex="7pt"/>
    </style:style>
    <style:style style:name="P74" style:family="paragraph" style:parent-style-name="Heading_20_2" style:list-style-name="WW8Num2">
      <style:paragraph-properties fo:text-align="justify" style:justify-single-word="false">
        <style:tab-stops>
          <style:tab-stop style:position="1.513cm"/>
        </style:tab-stops>
      </style:paragraph-properties>
    </style:style>
    <style:style style:name="P75" style:family="paragraph" style:parent-style-name="Heading_20_2" style:list-style-name="WW8Num2">
      <style:paragraph-properties fo:text-align="justify" style:justify-single-word="false"/>
    </style:style>
    <style:style style:name="P76" style:family="paragraph" style:parent-style-name="Heading_20_2" style:list-style-name="WW8Num2">
      <style:paragraph-properties fo:text-align="justify" style:justify-single-word="false"/>
    </style:style>
    <style:style style:name="P77" style:family="paragraph" style:parent-style-name="Heading_20_3" style:list-style-name="WW8Num2"/>
    <style:style style:name="P78" style:family="paragraph" style:parent-style-name="Heading_20_3" style:list-style-name="WW8Num2"/>
    <style:style style:name="P79" style:family="paragraph">
      <style:paragraph-properties style:writing-mode="lr-tb"/>
    </style:style>
    <style:style style:name="P80" style:family="paragraph">
      <style:paragraph-properties fo:text-align="center" style:writing-mode="lr-tb"/>
      <style:text-properties fo:font-size="24pt"/>
    </style:style>
    <style:style style:name="P81" style:family="paragraph">
      <style:paragraph-properties fo:text-align="center" style:writing-mode="lr-t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style:font-size-asian="16pt" style:font-name-complex="Times New Roman" style:font-size-complex="16pt"/>
    </style:style>
    <style:style style:name="T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6pt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style:letter-kerning="tru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text-position="sub 58%"/>
    </style:style>
    <style:style style:name="T9" style:family="text">
      <style:text-properties style:font-name="Tahoma" style:font-name-asian="Times New Roman" style:font-name-complex="Times New Roman"/>
    </style:style>
    <style:style style:name="T10" style:family="text">
      <style:text-properties style:font-name="Tahoma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text-position="super 58%"/>
    </style:style>
    <style:style style:name="T13" style:family="text">
      <style:text-properties style:text-position="super 58%" fo:language="en" fo:country="US"/>
    </style:style>
    <style:style style:name="T14" style:family="text">
      <style:text-properties fo:language="en" fo:country="US"/>
    </style:style>
    <style:style style:name="T15" style:family="text">
      <style:text-properties fo:font-weight="normal"/>
    </style:style>
    <style:style style:name="T16" style:family="text">
      <style:text-properties style:font-weight-asian="normal"/>
    </style:style>
    <style:style style:name="T17" style:family="text">
      <style:text-properties style:font-weight-complex="normal"/>
    </style:style>
    <style:style style:name="T18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19" style:family="text">
      <style:text-properties style:use-window-font-color="true" style:font-name="Times New Roman CYR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/>
    </style:style>
    <text:list-style style:name="L1" text:consecutive-numbering="true">
      <text:list-level-style-bullet text:level="1" style:num-prefix="*" text:bullet-char="•"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10"><text:span text:style-name="T2">«</text:span><text:span text:style-name="T3">Исследование системы массового обслуживания с неограниченным числом мест в очереди</text:span><text:span text:style-name="T2">»</text:span></text:p>
      <text:p text:style-name="P2"/>
      <text:p text:style-name="P2"/>
      <text:p text:style-name="P2"/>
      <text:p text:style-name="P5"><text:span text:style-name="T5">Преподаватель:<text:tab/><text:tab/>Романцев</text:span> В.В.</text:p>
      <text:p text:style-name="P6">Выполнили:<text:tab/>студенты гр. 3351</text:p>
      <text:p text:style-name="P6">Ерёменок А.В.</text:p>
      <text:p text:style-name="P6">Шульженко В.И.</text:p>
      <text:p text:style-name="P6">Эмман П.А.</text:p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70" text:outline-level="1"><text:s/>План проведения</text:h>
          <text:list>
            <text:list-item>
              <text:p text:style-name="P27">Используя пакет GPSS составить программу и провести моделирование простейшей системы массового обслуживания (СМО):</text:p>
            </text:list-item>
          </text:list>
        </text:list-item>
      </text:list>
      <text:p text:style-name="P8"><draw:frame draw:style-name="fr1" draw:name="Врезка1" text:anchor-type="paragraph" svg:x="2.611cm" svg:y="0.258cm" svg:width="16.341cm" draw:z-index="0">
     <draw:text-box fo:min-height="2.309cm">
      <text:p text:style-name="P16"><draw:g text:anchor-type="char" draw:z-index="1" draw:style-name="gr1"><draw:custom-shape draw:style-name="gr2" draw:text-style-name="P79" svg:width="1.31cm" svg:height="1.31cm" svg:x="2.223cm" svg:y="0.492cm">
         <text:p/>
         <draw:enhanced-geometry svg:viewBox="0 0 21600 21600" draw:glue-points="10800 0 3160 3160 0 10800 3160 18440 10800 21600 18440 18440 21600 10800 18440 3160" draw:text-areas="3200 3200 18400 18400" draw:type="ellipse"/>
        </draw:custom-shape><draw:custom-shape draw:style-name="gr2" draw:text-style-name="P79" svg:width="1.31cm" svg:height="1.31cm" svg:x="13.484cm" svg:y="0.492cm">
         <text:p/>
         <draw:enhanced-geometry svg:viewBox="0 0 21600 21600" draw:glue-points="10800 0 3160 3160 0 10800 3160 18440 10800 21600 18440 18440 21600 10800 18440 3160" draw:text-areas="3200 3200 18400 18400" draw:type="ellipse"/>
        </draw:custom-shape><draw:custom-shape draw:style-name="gr2" draw:text-style-name="P79" svg:width="4.728cm" svg:height="1.209cm" svg:x="6.045cm" svg:y="0.693cm">
         <text:p/>
         <draw:enhanced-geometry svg:viewBox="0 0 21600 21600" draw:type="rectangle" draw:enhanced-path="M 0 0 L 21600 0 21600 21600 0 21600 0 0 Z N"/>
        </draw:custom-shape><draw:line draw:style-name="gr2" draw:text-style-name="P80" svg:x1="6.948cm" svg:y1="0.693cm" svg:x2="6.95cm" svg:y2="1.901cm">
         <text:p/>
        </draw:line><draw:line draw:style-name="gr2" draw:text-style-name="P80" svg:x1="7.957cm" svg:y1="0.693cm" svg:x2="7.959cm" svg:y2="1.901cm">
         <text:p/>
        </draw:line><draw:line draw:style-name="gr2" draw:text-style-name="P80" svg:x1="8.861cm" svg:y1="0.693cm" svg:x2="8.863cm" svg:y2="1.901cm">
         <text:p/>
        </draw:line><draw:line draw:style-name="gr2" draw:text-style-name="P80" svg:x1="9.864cm" svg:y1="0.693cm" svg:x2="9.866cm" svg:y2="1.901cm">
         <text:p/>
        </draw:line><draw:line draw:style-name="gr3" draw:text-style-name="P80" svg:x1="3.528cm" svg:y1="1.196cm" svg:x2="6.043cm" svg:y2="1.198cm">
         <text:p/>
        </draw:line><draw:line draw:style-name="gr3" draw:text-style-name="P80" svg:x1="10.769cm" svg:y1="1.196cm" svg:x2="13.485cm" svg:y2="1.198cm">
         <text:p/>
        </draw:line><draw:frame draw:style-name="gr4" draw:text-style-name="P81" svg:width="0.907cm" svg:height="0.706cm" svg:x="11.674cm" svg:y="0.49cm">
         <draw:text-box>
          <text:p text:style-name="P81"><text:span text:style-name="T18">µ</text:span></text:p>
         </draw:text-box>
        </draw:frame><draw:frame draw:style-name="gr4" draw:text-style-name="P81" svg:width="0.907cm" svg:height="0.706cm" svg:x="4.232cm" svg:y="0.492cm">
         <draw:text-box>
          <text:p text:style-name="P81"><text:span text:style-name="T19">l</text:span></text:p>
         </draw:text-box>
        </draw:frame><draw:frame draw:style-name="gr4" draw:text-style-name="P81" svg:width="0.907cm" svg:height="0.706cm" svg:x="13.685cm" svg:y="0.792cm">
         <draw:text-box>
          <text:p text:style-name="P81"><text:span text:style-name="T19">У</text:span></text:p>
         </draw:text-box>
        </draw:frame><draw:frame draw:style-name="gr4" draw:text-style-name="P81" svg:width="0.907cm" svg:height="0.706cm" svg:x="2.422cm" svg:y="0.793cm">
         <draw:text-box>
          <text:p text:style-name="P81"><text:span text:style-name="T19">И</text:span></text:p>
         </draw:text-box>
        </draw:frame>
       </draw:g><draw:frame draw:style-name="fr2" draw:name="Врезка2" text:anchor-type="char" svg:x="6.445cm" svg:y="0.086cm" svg:width="0.907cm" svg:height="0.706cm" draw:z-index="2">
        <draw:text-box>
         <text:p text:style-name="P18">Q</text:p>
        </draw:text-box>
       </draw:frame></text:p>
     </draw:text-box>
    </draw:frame> <text:s text:c="11"/>источник <text:s text:c="4"/>поток <text:s text:c="55"/>поток <text:s text:c="7"/>устройство,</text:p>
      <text:p text:style-name="P8"><text:s text:c="12"/>заявок <text:s text:c="8"/>заявок <text:s text:c="10"/>(очередь) <text:s text:c="18"/>обслуживания <text:s text:c="2"/>обрабатывающее</text:p>
      <text:p text:style-name="P8"><text:s text:c="11"/>(транзактов) <text:s text:c="23"/><text:span text:style-name="T14">m</text:span>-мест <text:s text:c="47"/>заявки</text:p>
      <text:p text:style-name="P8"/>
      <text:p text:style-name="P14"><text:s/><text:tab/>l<text:tab/>— интенсивность потока заявок;</text:p>
      <text:p text:style-name="P14"><text:tab/><text:span text:style-name="T1">µ</text:span><text:tab/>— интенсивность потока обслуживания;</text:p>
      <text:list text:style-name="WW8Num2" text:continue-numbering="true">
        <text:list-item>
          <text:list text:continue-numbering="true">
            <text:list-header>
              <text:p text:style-name="P37"><text:tab/>r = l / <text:span text:style-name="T1">µ</text:span><text:tab/>— приведённая интенсивность.</text:p>
            </text:list-header>
            <text:list-item>
              <text:p text:style-name="P28">Провести <text:s/>исследования для экспоненциального закона следования заявок на входе и трех законов распределения интервалов обслуживания:</text:p>
            </text:list-item>
          </text:list>
        </text:list-item>
      </text:list>
      <text:list text:style-name="L1">
        <text:list-item>
          <text:p text:style-name="P38"><text:s/>равномерного;</text:p>
        </text:list-item>
        <text:list-item>
          <text:p text:style-name="P38"><text:s/>экспоненциального;</text:p>
        </text:list-item>
        <text:list-item>
          <text:p text:style-name="P38"><text:s/>треугольного.</text:p>
        </text:list-item>
      </text:list>
      <text:p text:style-name="P20">Для каждой пары законов распределения (заявок и обслуживания) провести <text:s/>исследование для двух значений приведенной интенсивности r<text:span text:style-name="T8">1</text:span>, r<text:span text:style-name="T8">2</text:span>, </text:p>
      <text:list text:style-name="WW8Num2" text:continue-numbering="true">
        <text:list-item>
          <text:list text:continue-numbering="true">
            <text:list-header>
              <text:p text:style-name="P28">( 0 &lt; r<text:span text:style-name="T8">i</text:span> &lt; 1), а также для двух значений количества заявок N, <text:s/>проходящих <text:s/>через систему.</text:p>
            </text:list-header>
            <text:list-item>
              <text:p text:style-name="P28">Получить <text:s/>в результате моделирования основные характеристики СМО и оформить их в виде таблиц:</text:p>
            </text:list-item>
          </text:list>
        </text:list-item>
      </text:list>
      <text:list text:style-name="L1">
        <text:list-item text:start-value="1">
          <text:p text:style-name="P38"><text:s/>максимальную длину очереди, QM;</text:p>
        </text:list-item>
        <text:list-item>
          <text:p text:style-name="P38"><text:s/>среднюю длину очереди, QA;</text:p>
        </text:list-item>
        <text:list-item>
          <text:p text:style-name="P38"><text:s/>число заявок, поступивших на обслуживание без очереди, QZ;</text:p>
        </text:list-item>
        <text:list-item>
          <text:p text:style-name="P48"><text:s/>среднее время пребывания заявки в очереди, <text:s/>(включая нулевые входы), QT;</text:p>
        </text:list-item>
        <text:list-item>
          <text:p text:style-name="P38"><text:s/>среднее время пребывания заявки в <text:s/>очереди, <text:s/>(без <text:s/>нулевых входов), QX.</text:p>
        </text:list-item>
      </text:list>
      <text:p text:style-name="P19"><text:tab/><text:tab/>По устройству:</text:p>
      <text:list text:style-name="L1">
        <text:list-item text:start-value="1">
          <text:p text:style-name="P38"><text:s/>коэффициент загрузки, FR;</text:p>
        </text:list-item>
        <text:list-item>
          <text:p text:style-name="P38"><text:s/>среднее время обслуживания заявки, FT.</text:p>
          <text:p text:style-name="P47">Получить таблицу значений количества заявок в зависимости от времени пребывания в очереди.</text:p>
        </text:list-item>
      </text:list>
      <text:list text:style-name="WW8Num2" text:continue-numbering="true">
        <text:list-item>
          <text:list text:continue-numbering="true">
            <text:list-item>
              <text:p text:style-name="P28">Вычислить теоретические значения <text:s/>основных <text:s/>характеристик СМО <text:s/>(среднее <text:s/>время пребывания заявки в очереди, <text:s/>среднее время обслуживания заявки).</text:p>
            </text:list-item>
            <text:list-item>
              <text:p text:style-name="P28">Оценить время переходного процесса по полученным теоретические и практическим значениям среднего <text:s/>времени <text:s/>пребывания заявки в очереди.</text:p>
            </text:list-item>
            <text:list-item>
              <text:p text:style-name="P28">Сравнить теоретические и практические результаты (объяснить и обосновать), рассчитав доверительные интервалы для исследуемых характеристик СМО.</text:p>
            </text:list-item>
          </text:list>
        </text:list-item>
        <text:list-item>
          <text:h text:style-name="P68" text:outline-level="1"><text:s/>Выполнение</text:h>
          <text:list>
            <text:list-item>
              <text:h text:style-name="P74" text:outline-level="2">Зададимся следующими распределениями интервалов обслуживания:</text:h>
            </text:list-item>
          </text:list>
        </text:list-item>
      </text:list>
      <text:list text:style-name="L2">
        <text:list-item>
          <text:p text:style-name="P49">равномерное</text:p>
          <text:p text:style-name="P61"><draw:frame draw:style-name="fr3" draw:name="Объект1" text:anchor-type="as-char" svg:width="7.013cm" svg:height="1.522cm" draw:z-index="3"><draw:object xlink:href="./Object 1" xlink:type="simple" xlink:show="embed" xlink:actuate="onLoad"/><draw:image xlink:href="./ObjectReplacements/Object 1" xlink:type="simple" xlink:show="embed" xlink:actuate="onLoad"/>
      </draw:frame></text:p>
        </text:list-item>
        <text:list-item>
          <text:p text:style-name="P49"><text:soft-page-break/>экспоненциальное</text:p>
          <text:p text:style-name="P61"><draw:frame draw:style-name="fr3" draw:name="Объект2" text:anchor-type="as-char" svg:width="5.392cm" svg:height="2.506cm" draw:z-index="4"><draw:object xlink:href="./Object 2" xlink:type="simple" xlink:show="embed" xlink:actuate="onLoad"/><draw:image xlink:href="./ObjectReplacements/Object 2" xlink:type="simple" xlink:show="embed" xlink:actuate="onLoad"/>
      </draw:frame></text:p>
          <text:p text:style-name="P49">где</text:p>
          <text:p text:style-name="P61"><text:span text:style-name="T7">Z</text:span> —<text:span text:style-name="T6"> равномерно распределенная величина в интервале [0,1]</text:span></text:p>
          <text:p text:style-name="P61"><text:span text:style-name="T7">X</text:span> — <text:span text:style-name="T6">экспоненциально распределенная величина с параметром </text:span><text:span text:style-name="T10">λ</text:span></text:p>
        </text:list-item>
        <text:list-item>
          <text:p text:style-name="P49">треугольное</text:p>
          <text:p text:style-name="P61"><draw:frame draw:style-name="fr3" draw:name="Объект4" text:anchor-type="as-char" svg:width="7.495cm" svg:height="2.175cm" draw:z-index="5"><draw:object xlink:href="./Object 3" xlink:type="simple" xlink:show="embed" xlink:actuate="onLoad"/><draw:image xlink:href="./ObjectReplacements/Object 3" xlink:type="simple" xlink:show="embed" xlink:actuate="onLoad"/>
      </draw:frame></text:p>
          <text:p text:style-name="P49">где</text:p>
          <text:p text:style-name="P54">Z — <text:span text:style-name="T11">равномерно распределенная величина в интервале [0,1]</text:span></text:p>
          <text:p text:style-name="P54">X — <text:span text:style-name="T11">треугольно распределенная величина с параметром </text:span><text:span text:style-name="T9">a</text:span></text:p>
        </text:list-item>
      </text:list>
      <text:list text:style-name="WW8Num2" text:continue-numbering="true">
        <text:list-item>
          <text:list text:continue-numbering="true">
            <text:list-item>
              <text:h text:style-name="P75" text:outline-level="2">Теоретические расчеты</text:h>
            </text:list-item>
          </text:list>
        </text:list-item>
      </text:list>
      <text:p text:style-name="P9">Вычислим время ожидания обслуживания:</text:p>
      <text:list text:style-name="L3">
        <text:list-item>
          <text:p text:style-name="P57">при экспоненциальном распределении</text:p>
          <text:p text:style-name="P57"><draw:frame draw:style-name="fr3" draw:name="Объект5" text:anchor-type="as-char" svg:width="4.807cm" svg:height="1.078cm" draw:z-index="6"><draw:object xlink:href="./Object 4" xlink:type="simple" xlink:show="embed" xlink:actuate="onLoad"/><draw:image xlink:href="./ObjectReplacements/Object 4" xlink:type="simple" xlink:show="embed" xlink:actuate="onLoad"/>
      </draw:frame></text:p>
        </text:list-item>
        <text:list-item>
          <text:p text:style-name="P57">при равномерном и треугольном распределении</text:p>
          <text:p text:style-name="P57"><draw:frame draw:style-name="fr3" draw:name="Объект6" text:anchor-type="as-char" svg:width="6.242cm" svg:height="1.094cm" draw:z-index="7"><draw:object xlink:href="./Object 5" xlink:type="simple" xlink:show="embed" xlink:actuate="onLoad"/><draw:image xlink:href="./ObjectReplacements/Object 5" xlink:type="simple" xlink:show="embed" xlink:actuate="onLoad"/>
      </draw:frame></text:p>
          <text:p text:style-name="P34">Зададимся <text:span text:style-name="T9">λ</text:span><text:span text:style-name="T1"> = 0,01; </text:span><text:span text:style-name="T9">μ</text:span><text:span text:style-name="T4"> = 0,02</text:span></text:p>
        </text:list-item>
      </text:list>
      <text:list text:style-name="WW8Num2" text:continue-numbering="true">
        <text:list-item>
          <text:list text:continue-numbering="true">
            <text:list-item>
              <text:h text:style-name="P75" text:outline-level="2">Моделирование</text:h>
              <text:list>
                <text:list-item>
                  <text:h text:style-name="P77" text:outline-level="3">Тексты программ</text:h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23">равномерное распределение</text:p>
                </text:list-item>
              </text:list>
            </text:list-item>
          </text:list>
        </text:list-item>
      </text:list>
      <text:h text:style-name="P11" text:outline-level="1" text:is-list-header="true">10 <text:s text:c="9"/>SIMULATE <text:s text:c="12"/></text:h>
      <text:h text:style-name="P11" text:outline-level="1" text:is-list-header="true">20 <text:s text:c="9"/>RMULT <text:s text:c="7"/>1,10 <text:s text:c="7"/></text:h>
      <text:h text:style-name="P11" text:outline-level="1" text:is-list-header="true">30 VAL1 <text:s text:c="4"/>FVARIABLE <text:s text:c="3"/>-100#LOG((RN1+1)/1000) <text:s text:c="7"/></text:h>
      <text:h text:style-name="P11" text:outline-level="1" text:is-list-header="true">35 VAL2 <text:s text:c="4"/>FVARIABLE <text:s text:c="3"/>100#((RN2+1)/1000) <text:s text:c="6"/></text:h>
      <text:h text:style-name="P11" text:outline-level="1" text:is-list-header="true">40 <text:s text:c="9"/>GENERATE <text:s text:c="4"/>V$VAL1 <text:s text:c="7"/></text:h>
      <text:h text:style-name="P11" text:outline-level="1" text:is-list-header="true">50 <text:s text:c="9"/>QUEUE <text:s text:c="7"/>1 <text:s text:c="7"/></text:h>
      <text:h text:style-name="P11" text:outline-level="1" text:is-list-header="true">60 <text:s text:c="9"/>SEIZE <text:s text:c="7"/>1 <text:s text:c="7"/></text:h>
      <text:h text:style-name="P11" text:outline-level="1" text:is-list-header="true">70 <text:s text:c="9"/>DEPART <text:s text:c="5"/>1 <text:s text:c="7"/></text:h>
      <text:h text:style-name="P11" text:outline-level="1" text:is-list-header="true">80 <text:s text:c="9"/>ADVANCE <text:s text:c="5"/>V$VAL2</text:h>
      <text:h text:style-name="P11" text:outline-level="1" text:is-list-header="true">90 <text:s text:c="9"/>RELEASE <text:s text:c="5"/>1 <text:s text:c="7"/></text:h>
      <text:h text:style-name="P11" text:outline-level="1" text:is-list-header="true">100 <text:s text:c="8"/>TERMINATE <text:s text:c="3"/>1 <text:s text:c="7"/></text:h>
      <text:h text:style-name="P11" text:outline-level="1" text:is-list-header="true">110 <text:s text:c="8"/>START <text:s text:c="7"/>100000</text:h>
      <text:h text:style-name="P73" text:outline-level="1" text:is-list-header="true">111 <text:s text:c="8"/>SHOW QT1</text:h>
      <text:list text:style-name="L4">
        <text:list-item>
          <text:list>
            <text:list-item>
              <text:list>
                <text:list-item>
                  <text:p text:style-name="P23">экспоненциальное распределение</text:p>
                </text:list-item>
              </text:list>
            </text:list-item>
          </text:list>
        </text:list-item>
      </text:list>
      <text:p text:style-name="P12">10 <text:s text:c="9"/>SIMULATE <text:s text:c="12"/></text:p>
      <text:p text:style-name="P12">20 <text:s text:c="9"/>RMULT <text:s text:c="7"/>1,10 <text:s text:c="7"/><text:tab/><text:tab/><text:tab/><text:tab/><text:tab/><text:tab/></text:p>
      <text:p text:style-name="P12">30 VAL1 <text:s text:c="4"/>FVARIABLE <text:s text:c="3"/>-100#LOG((RN1+1)/1000) <text:s text:c="7"/></text:p>
      <text:p text:style-name="P12">35 VAL2 <text:s text:c="4"/>FVARIABLE <text:s text:c="3"/>-50#LOG((RN2+1)/1000) <text:s text:c="7"/></text:p>
      <text:p text:style-name="P12">40 <text:s text:c="9"/>GENERATE <text:s text:c="4"/>V$VAL1 <text:s text:c="7"/></text:p>
      <text:p text:style-name="P12">50 <text:s text:c="9"/>QUEUE <text:s text:c="7"/>1 <text:s text:c="7"/></text:p>
      <text:p text:style-name="P12">60 <text:s text:c="9"/>SEIZE <text:s text:c="7"/>1 <text:s text:c="7"/></text:p>
      <text:p text:style-name="P12">70 <text:s text:c="9"/>DEPART <text:s text:c="6"/>1</text:p>
      <text:p text:style-name="P12">80 <text:s text:c="9"/>ADVANCE <text:s text:c="5"/>V$VAL2</text:p>
      <text:p text:style-name="P13">90 <text:s text:c="9"/>RELEASE <text:s text:c="5"/>1 <text:s text:c="7"/></text:p>
      <text:p text:style-name="P13">100 <text:s text:c="8"/>TERMINATE <text:s text:c="3"/>1 <text:s text:c="7"/></text:p>
      <text:p text:style-name="P13">110 <text:s text:c="8"/>START <text:s text:c="7"/>100000</text:p>
      <text:list text:style-name="L4">
        <text:list-item>
          <text:list>
            <text:list-item>
              <text:list>
                <text:list-header>
                  <text:p text:style-name="P35">111 <text:s text:c="8"/>SHOW QT1</text:p>
                </text:list-header>
                <text:list-item>
                  <text:p text:style-name="P23">треугольное распределение</text:p>
                </text:list-item>
              </text:list>
            </text:list-item>
          </text:list>
        </text:list-item>
      </text:list>
      <text:p text:style-name="P12">10 <text:s text:c="9"/>SIMULATE <text:s text:c="12"/></text:p>
      <text:p text:style-name="P12">20 <text:s text:c="9"/>RMULT <text:s text:c="7"/>1,10 <text:s text:c="7"/></text:p>
      <text:p text:style-name="P12">30 VAL1 <text:s text:c="4"/>FVARIABLE <text:s text:c="4"/>-200#LOG((RN1+1)/1000) <text:s text:c="7"/></text:p>
      <text:p text:style-name="P12">35 VAL2 <text:s text:c="4"/>FVARIABLE <text:s text:c="3"/>150#(1-SQR((RN2+1)/1000))</text:p>
      <text:p text:style-name="P12"><text:soft-page-break/>40 <text:s text:c="9"/>GENERATE <text:s text:c="4"/>V$VAL1 <text:s text:c="7"/></text:p>
      <text:p text:style-name="P12">50 <text:s text:c="9"/>QUEUE <text:s text:c="7"/>1 <text:s text:c="7"/></text:p>
      <text:p text:style-name="P12">60 <text:s text:c="9"/>SEIZE <text:s text:c="7"/>1 <text:s text:c="7"/></text:p>
      <text:p text:style-name="P12">70 <text:s text:c="9"/>DEPART <text:s text:c="5"/>1 <text:s text:c="7"/></text:p>
      <text:p text:style-name="P12">80 <text:s text:c="9"/>ADVANCE <text:s text:c="5"/>V$VAL2 <text:s text:c="6"/></text:p>
      <text:p text:style-name="P12">90 <text:s text:c="9"/>RELEASE <text:s text:c="5"/>1 <text:s text:c="7"/></text:p>
      <text:p text:style-name="P12">100 <text:s text:c="8"/>TERMINATE <text:s text:c="3"/>1 <text:s text:c="7"/></text:p>
      <text:p text:style-name="P12">110 <text:s text:c="8"/>START <text:s text:c="7"/>100000</text:p>
      <text:list text:style-name="L4">
        <text:list-item>
          <text:list>
            <text:list-item>
              <text:list>
                <text:list-header>
                  <text:p text:style-name="P35">111 <text:s text:c="8"/>SHOW QT1</text:p>
                </text:list-header>
              </text:list>
            </text:list-item>
          </text:list>
        </text:list-item>
      </text:list>
      <text:h text:style-name="P71" text:outline-level="1" text:is-list-header="true"/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77" text:outline-level="3">Результаты моделирования</text:h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header>
                  <text:p text:style-name="P26"/>
                </text:list-header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column table:style-name="Таблица1.B"/>
        <table:table-column table:style-name="Таблица1.G"/>
        <table:table-row table:style-name="Таблица1.1">
          <table:table-cell table:style-name="Таблица1.A1" office:value-type="string">
            <text:p text:style-name="P15">QT</text:p>
          </table:table-cell>
          <table:table-cell table:style-name="Таблица1.A1" table:number-columns-spanned="2" office:value-type="string">
            <text:p text:style-name="P15">Равномерный</text:p>
          </table:table-cell>
          <table:covered-table-cell/>
          <table:table-cell table:style-name="Таблица1.A1" table:number-columns-spanned="2" office:value-type="string">
            <text:p text:style-name="P15">Экспоненциальный</text:p>
          </table:table-cell>
          <table:covered-table-cell/>
          <table:table-cell table:style-name="Таблица1.F1" table:number-columns-spanned="2" office:value-type="string">
            <text:p text:style-name="P15">Треугольный</text:p>
          </table:table-cell>
          <table:covered-table-cell/>
        </table:table-row>
        <table:table-row table:style-name="Таблица1.2"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15">Теория</text:p>
          </table:table-cell>
          <table:table-cell table:style-name="Таблица1.A1" office:value-type="string">
            <text:p text:style-name="P15">Практика</text:p>
          </table:table-cell>
          <table:table-cell table:style-name="Таблица1.A1" office:value-type="string">
            <text:p text:style-name="P15">Теория</text:p>
          </table:table-cell>
          <table:table-cell table:style-name="Таблица1.A1" office:value-type="string">
            <text:p text:style-name="P15">Практика</text:p>
          </table:table-cell>
          <table:table-cell table:style-name="Таблица1.A1" office:value-type="string">
            <text:p text:style-name="P15">Теория</text:p>
          </table:table-cell>
          <table:table-cell table:style-name="Таблица1.F1" office:value-type="string">
            <text:p text:style-name="P15">Практика</text:p>
          </table:table-cell>
        </table:table-row>
        <table:table-row table:style-name="Таблица1.2">
          <table:table-cell table:style-name="Таблица1.A1" office:value-type="string">
            <text:p text:style-name="P15">10<text:span text:style-name="T12">2</text:span></text:p>
          </table:table-cell>
          <table:table-cell table:style-name="Таблица1.A1" table:number-rows-spanned="4" office:value-type="string">
            <text:p text:style-name="P17">33,33</text:p>
          </table:table-cell>
          <table:table-cell table:style-name="Таблица1.A1" office:value-type="string">
            <text:p text:style-name="P17">31</text:p>
          </table:table-cell>
          <table:table-cell table:style-name="Таблица1.A1" table:number-rows-spanned="4" office:value-type="string">
            <text:p text:style-name="P17">50</text:p>
          </table:table-cell>
          <table:table-cell table:style-name="Таблица1.A1" office:value-type="string">
            <text:p text:style-name="P17">24</text:p>
          </table:table-cell>
          <table:table-cell table:style-name="Таблица1.A1" table:number-rows-spanned="4" office:value-type="string">
            <text:p text:style-name="P17">37,5</text:p>
          </table:table-cell>
          <table:table-cell table:style-name="Таблица1.F1" office:value-type="string">
            <text:p text:style-name="P17">21</text:p>
          </table:table-cell>
        </table:table-row>
        <table:table-row table:style-name="Таблица1.2">
          <table:table-cell table:style-name="Таблица1.A1" office:value-type="string">
            <text:p text:style-name="P15">10<text:span text:style-name="T12">3</text:span></text:p>
          </table:table-cell>
          <table:covered-table-cell/>
          <table:table-cell table:style-name="Таблица1.A1" office:value-type="string">
            <text:p text:style-name="P17">28</text:p>
          </table:table-cell>
          <table:covered-table-cell/>
          <table:table-cell table:style-name="Таблица1.A1" office:value-type="string">
            <text:p text:style-name="P17">58</text:p>
          </table:table-cell>
          <table:covered-table-cell/>
          <table:table-cell table:style-name="Таблица1.F1" office:value-type="string">
            <text:p text:style-name="P17">38</text:p>
          </table:table-cell>
        </table:table-row>
        <table:table-row table:style-name="Таблица1.2">
          <table:table-cell table:style-name="Таблица1.A1" office:value-type="string">
            <text:p text:style-name="P15">10<text:span text:style-name="T12">4</text:span></text:p>
          </table:table-cell>
          <table:covered-table-cell/>
          <table:table-cell table:style-name="Таблица1.A1" office:value-type="string">
            <text:p text:style-name="P17">34</text:p>
          </table:table-cell>
          <table:covered-table-cell/>
          <table:table-cell table:style-name="Таблица1.A1" office:value-type="string">
            <text:p text:style-name="P17">50</text:p>
          </table:table-cell>
          <table:covered-table-cell/>
          <table:table-cell table:style-name="Таблица1.F1" office:value-type="string">
            <text:p text:style-name="P17">34</text:p>
          </table:table-cell>
        </table:table-row>
        <table:table-row table:style-name="Таблица1.2">
          <table:table-cell table:style-name="Таблица1.A1" office:value-type="string">
            <text:p text:style-name="P15">10<text:span text:style-name="T13">5</text:span></text:p>
          </table:table-cell>
          <table:covered-table-cell/>
          <table:table-cell table:style-name="Таблица1.A1" office:value-type="string">
            <text:p text:style-name="P17">33</text:p>
          </table:table-cell>
          <table:covered-table-cell/>
          <table:table-cell table:style-name="Таблица1.A1" office:value-type="string">
            <text:p text:style-name="P17">49</text:p>
          </table:table-cell>
          <table:covered-table-cell/>
          <table:table-cell table:style-name="Таблица1.F1" office:value-type="string">
            <text:p text:style-name="P17">37</text:p>
          </table:table-cell>
        </table:table-row>
      </table:table>
      <text:list text:style-name="L5">
        <text:list-header>
          <text:p text:style-name="P56"/>
        </text:list-header>
      </text:list>
      <text:list text:style-name="WW8Num2" text:continue-numbering="true">
        <text:list-item>
          <text:h text:style-name="P68" text:outline-level="1"><text:s/>Вывод</text:h>
        </text:list-item>
      </text:list>
      <text:p text:style-name="P7">В ходе лабораторной работы смоделирована работа СМО с неограниченным числом мест в очереди. Теоретические расчеты не противоречат результатам, полученным на практик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3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3" svg:font-family="Arial" style:font-family-generic="roman"/>
    <style:font-face style:name="Times New Roman1" svg:font-family="'Times New Roman'" style:font-family-generic="roman"/>
    <style:font-face style:name="Times New Roman CYR1" svg:font-family="'Times New Roman CYR'" style:font-family-generic="roman"/>
    <style:font-face style:name="Arial2" svg:font-family="Arial" style:font-family-generic="swiss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Arial Unicode MS1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3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1-27T00:41:17</dc:date>
    <meta:print-date>2007-10-20T15:01:00</meta:print-date>
    <meta:editing-cycles>135</meta:editing-cycles>
    <meta:editing-duration>P1DT3H9M4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5" meta:page-count="4" meta:paragraph-count="137" meta:word-count="523" meta:character-count="462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i>f</math:mi>
                    <math:mo math:stretchy="false">(</math:mo>
                    <math:mi>x</math:mi>
                    <math:mrow>
                      <math:mo math:stretchy="false">)</math:mo>
                      <math:mo math:stretchy="false">=</math:mo>
                      <math:mfrac>
                        <math:mn>1</math:mn>
                        <math:mrow>
                          <math:mi>b</math:mi>
                          <math:mo math:stretchy="false">−</math:mo>
                          <math:mi>a</math:mi>
                        </math:mrow>
                      </math:mfrac>
                    </math:mrow>
                    <math:mi>,</math:mi>
                    <math:mrow>
                      <math:mstyle math:fontstyle="italic">
                        <math:mrow>
                          <math:mtext>MX</math:mtext>
                        </math:mrow>
                      </math:mstyle>
                      <math:mo math:stretchy="false">=</math:mo>
                      <math:mfrac>
                        <math:mrow>
                          <math:mi>a</math:mi>
                          <math:mo math:stretchy="false">+</math:mo>
                          <math:mi>b</math:mi>
                        </math:mrow>
                        <math:mn>2</math:mn>
                      </math:mfrac>
                    </math:mrow>
                    <math:mi>,</math:mi>
                    <math:mrow>
                      <math:mstyle math:fontstyle="italic">
                        <math:mrow>
                          <math:mtext>СКО</math:mtext>
                        </math:mrow>
                      </math:mstyle>
                      <math:mo math:stretchy="false">=</math:mo>
                      <math:mfrac>
                        <math:mrow>
                          <math:mi>b</math:mi>
                          <math:mo math:stretchy="false">−</math:mo>
                          <math:mi>a</math:mi>
                        </math:mrow>
                        <math:msqrt>
                          <math:mtext>12</math:mtext>
                        </math:msqrt>
                      </math:mfrac>
                    </math:mrow>
                  </math:mrow>
                </math:mrow>
              </math:mstyle>
              <math:mrow/>
            </math:mrow>
          </math:mtr>
          <math:mtr>
            <math:mrow/>
          </math:mtr>
        </math:mtable>
        <math:mrow/>
      </math:mrow>
    </math:mrow>
    <math:annotation math:encoding="StarMath 5.0">alignl { stack {
 size 12{f \( x \) = {  {1}  over  {b - a} } , ital "MX"= {  {a+b}  over  {2} } , ital "СКО"= {  {b - a}  over  { sqrt {"12"} } } }  {} # 
 {} 
} 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i>f</math:mi>
                    <math:mo math:stretchy="false">(</math:mo>
                    <math:mi>x</math:mi>
                    <math:mrow>
                      <math:mo math:stretchy="false">)</math:mo>
                      <math:mo math:stretchy="false">=</math:mo>
                      <math:msup>
                        <math:mi math:fontstyle="italic">λΕ</math:mi>
                        <math:mstyle math:fontsize="8pt">
                          <math:mrow>
                            <math:mrow>
                              <math:mo math:stretchy="false">−</math:mo>
                              <math:mi math:fontstyle="italic">λx</math:mi>
                            </math:mrow>
                          </math:mrow>
                        </math:mstyle>
                      </math:msup>
                    </math:mrow>
                    <math:mi>,</math:mi>
                    <math:mrow>
                      <math:mrow>
                        <math:mstyle math:fontstyle="italic">
                          <math:mrow>
                            <math:mtext>MX</math:mtext>
                          </math:mrow>
                        </math:mstyle>
                        <math:mo math:stretchy="false">=</math:mo>
                        <math:mstyle math:fontstyle="italic">
                          <math:mrow>
                            <math:mtext>СКО</math:mtext>
                          </math:mrow>
                        </math:mstyle>
                      </math:mrow>
                      <math:mo math:stretchy="false">=</math:mo>
                      <math:mfrac>
                        <math:mn>1</math:mn>
                        <math:mi>λ</math:mi>
                      </math:mfrac>
                    </math:mrow>
                  </math:mrow>
                </math:mrow>
              </math:mstyle>
              <math:mrow/>
            </math:mrow>
          </math:mtr>
          <math:mtr>
            <math:mrow>
              <math:mrow>
                <math:msub>
                  <math:mi>X</math:mi>
                  <math:mstyle math:fontsize="8pt">
                    <math:mrow>
                      <math:mi>i</math:mi>
                    </math:mrow>
                  </math:mstyle>
                </math:msub>
                <math:mo math:stretchy="false">=</math:mo>
                <math:mrow>
                  <math:mo math:stretchy="false">−</math:mo>
                  <math:mfrac>
                    <math:mn>1</math:mn>
                    <math:mi>λ</math:mi>
                  </math:mfrac>
                </math:mrow>
              </math:mrow>
              <math:mtext>*ln</math:mtext>
              <math:mo math:stretchy="false">(</math:mo>
              <math:msub>
                <math:mi>Z</math:mi>
                <math:mstyle math:fontsize="8pt">
                  <math:mrow>
                    <math:mi>i</math:mi>
                  </math:mrow>
                </math:mstyle>
              </math:msub>
              <math:mo math:stretchy="false">)</math:mo>
              <math:mrow/>
            </math:mrow>
          </math:mtr>
          <math:mtr>
            <math:mrow/>
          </math:mtr>
        </math:mtable>
        <math:mrow/>
      </math:mrow>
    </math:mrow>
    <math:annotation math:encoding="StarMath 5.0">alignl { stack {
 size 12{f \( x \) =λΕ rSup { size 8{ - λx} } , ital "MX"= ital "СКО"= {  {1}  over  {λ} } }  {} # 
X rSub { size 8{i} } = -  {  {1}  over  {λ} } "*ln" \( Z rSub { size 8{i} }  \)  {} # 
 {} 
} } 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i>f</math:mi>
                    <math:mo math:stretchy="false">(</math:mo>
                    <math:mi>x</math:mi>
                    <math:mrow>
                      <math:mo math:stretchy="false">)</math:mo>
                      <math:mo math:stretchy="false">=</math:mo>
                      <math:mrow>
                        <math:mo math:stretchy="false">−</math:mo>
                        <math:mfrac>
                          <math:mn>2</math:mn>
                          <math:msup>
                            <math:mi>a</math:mi>
                            <math:mstyle math:fontsize="8pt">
                              <math:mrow>
                                <math:mn>2</math:mn>
                              </math:mrow>
                            </math:mstyle>
                          </math:msup>
                        </math:mfrac>
                      </math:mrow>
                    </math:mrow>
                    <math:mrow>
                      <math:mi>x</math:mi>
                      <math:mo math:stretchy="false">+</math:mo>
                      <math:mfrac>
                        <math:mn>2</math:mn>
                        <math:mi>a</math:mi>
                      </math:mfrac>
                    </math:mrow>
                    <math:mi>,</math:mi>
                    <math:mrow>
                      <math:mstyle math:fontstyle="italic">
                        <math:mrow>
                          <math:mtext>MX</math:mtext>
                        </math:mrow>
                      </math:mstyle>
                      <math:mo math:stretchy="false">=</math:mo>
                      <math:mfrac>
                        <math:mi>a</math:mi>
                        <math:mn>3</math:mn>
                      </math:mfrac>
                    </math:mrow>
                    <math:mi>,</math:mi>
                    <math:mrow>
                      <math:mstyle math:fontstyle="italic">
                        <math:mrow>
                          <math:mtext>СКО</math:mtext>
                        </math:mrow>
                      </math:mstyle>
                      <math:mo math:stretchy="false">=</math:mo>
                      <math:mfrac>
                        <math:mn>1</math:mn>
                        <math:mrow>
                          <math:mn>3</math:mn>
                          <math:msqrt>
                            <math:mn>2</math:mn>
                          </math:msqrt>
                        </math:mrow>
                      </math:mfrac>
                    </math:mrow>
                    <math:mi>a</math:mi>
                  </math:mrow>
                </math:mrow>
              </math:mstyle>
              <math:mrow/>
            </math:mrow>
          </math:mtr>
          <math:mtr>
            <math:mrow/>
          </math:mtr>
          <math:mtr>
            <math:mrow>
              <math:mrow>
                <math:msub>
                  <math:mi>X</math:mi>
                  <math:mstyle math:fontsize="8pt">
                    <math:mrow>
                      <math:mi>i</math:mi>
                    </math:mrow>
                  </math:mstyle>
                </math:msub>
                <math:mo math:stretchy="false">=</math:mo>
                <math:mi>a</math:mi>
              </math:mrow>
              <math:mo math:stretchy="false">(</math:mo>
              <math:mrow>
                <math:mn>1</math:mn>
                <math:mo math:stretchy="false">−</math:mo>
                <math:msqrt>
                  <math:msub>
                    <math:mi>Z</math:mi>
                    <math:mstyle math:fontsize="8pt">
                      <math:mrow>
                        <math:mi>i</math:mi>
                      </math:mrow>
                    </math:mstyle>
                  </math:msub>
                </math:msqrt>
              </math:mrow>
              <math:mo math:stretchy="false">)</math:mo>
              <math:mrow/>
            </math:mrow>
          </math:mtr>
        </math:mtable>
        <math:mrow/>
      </math:mrow>
    </math:mrow>
    <math:annotation math:encoding="StarMath 5.0">alignl { stack {
 size 12{f \( x \) = -  {  {2}  over  {a rSup { size 8{2} } } } x+ {  {2}  over  {a} } , ital "MX"= {  {a}  over  {3} } , ital "СКО"= {  {1}  over  {3 sqrt {2} } } a}  {} # 
 {} # 
X rSub { size 8{i} } =a \( 1 -  sqrt {Z rSub { size 8{i} } }  \)  {} 
} } 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ub>
                <math:mover math:accent="true">
                  <math:mi>t</math:mi>
                  <math:mo math:stretchy="false">ˉ</math:mo>
                </math:mover>
                <math:mstyle math:fontsize="8pt">
                  <math:mrow>
                    <math:mstyle math:fontstyle="italic">
                      <math:mrow>
                        <math:mtext>ож</math:mtext>
                      </math:mrow>
                    </math:mstyle>
                  </math:mrow>
                </math:mstyle>
              </math:msub>
              <math:mo math:stretchy="false">=</math:mo>
              <math:mfrac>
                <math:msup>
                  <math:mi>ρ</math:mi>
                  <math:mstyle math:fontsize="8pt">
                    <math:mrow>
                      <math:mn>2</math:mn>
                    </math:mrow>
                  </math:mstyle>
                </math:msup>
                <math:mrow>
                  <math:mi>λ</math:mi>
                  <math:mo math:stretchy="false">(</math:mo>
                  <math:mrow>
                    <math:mn>1</math:mn>
                    <math:mo math:stretchy="false">−</math:mo>
                    <math:mi>ρ</math:mi>
                  </math:mrow>
                  <math:mo math:stretchy="false">)</math:mo>
                </math:mrow>
              </math:mfrac>
            </math:mrow>
            <math:mi>;</math:mi>
            <math:mtext>     </math:mtext>
            <math:mrow>
              <math:mi>ρ</math:mi>
              <math:mo math:stretchy="false">=</math:mo>
              <math:mfrac>
                <math:mi>λ</math:mi>
                <math:mi>μ</math:mi>
              </math:mfrac>
            </math:mrow>
            <math:mtext>  </math:mtext>
          </math:mrow>
        </math:mrow>
      </math:mstyle>
      <math:mrow/>
    </math:mrow>
    <math:annotation math:encoding="StarMath 5.0"> size 12{ { bar  {t}} rSub { size 8{ ital "ож"} } = {  {ρ rSup { size 8{2} } }  over  {λ \( 1 - ρ \) } } ;"     "ρ= {  {λ}  over  {μ} } "  "} {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tyle math:fontsize="12pt">
            <math:mrow>
              <math:msub>
                <math:mrow>
                  <math:mtext>         {</math:mtext>
                  <math:mover math:accent="true">
                    <math:mi>t</math:mi>
                    <math:mo math:stretchy="false">ˉ</math:mo>
                  </math:mover>
                </math:mrow>
                <math:mstyle math:fontsize="8pt">
                  <math:mrow>
                    <math:mtext>ож</math:mtext>
                  </math:mrow>
                </math:mstyle>
              </math:msub>
            </math:mrow>
          </math:mstyle>
          <math:mo math:stretchy="false">=</math:mo>
          <math:mfrac>
            <math:mrow>
              <math:msup>
                <math:mi>ρ</math:mi>
                <math:mstyle math:fontsize="8pt">
                  <math:mrow>
                    <math:mn>2</math:mn>
                  </math:mrow>
                </math:mstyle>
              </math:msup>
              <math:mo math:stretchy="false">(</math:mo>
              <math:mrow>
                <math:mn>1</math:mn>
                <math:mo math:stretchy="false">+</math:mo>
                <math:msup>
                  <math:mi>ϑ</math:mi>
                  <math:mstyle math:fontsize="8pt">
                    <math:mrow>
                      <math:mn>2</math:mn>
                    </math:mrow>
                  </math:mstyle>
                </math:msup>
              </math:mrow>
              <math:mo math:stretchy="false">)</math:mo>
            </math:mrow>
            <math:mrow>
              <math:mn>2λ</math:mn>
              <math:mo math:stretchy="false">(</math:mo>
              <math:mrow>
                <math:mn>1</math:mn>
                <math:mo math:stretchy="false">−</math:mo>
                <math:mi>ρ</math:mi>
              </math:mrow>
              <math:mo math:stretchy="false">)</math:mo>
            </math:mrow>
          </math:mfrac>
        </math:mrow>
        <math:mi>;</math:mi>
        <math:mrow>
          <math:mi>ϑ</math:mi>
          <math:mo math:stretchy="false">=</math:mo>
          <math:mfrac>
            <math:mi math:fontstyle="italic">σX</math:mi>
            <math:mstyle math:fontstyle="italic">
              <math:mrow>
                <math:mtext>MX</math:mtext>
              </math:mrow>
            </math:mstyle>
          </math:mfrac>
        </math:mrow>
      </math:mrow>
      <math:mrow>
        <math:mrow/>
        <math:mrow/>
      </math:mrow>
    </math:mrow>
    <math:annotation math:encoding="StarMath 5.0"> size 12{"         {" bar {t}} rSub { size 8{"ож"} } = {  {ρ rSup { size 8{2} }  \( 1+ϑ rSup { size 8{2} }  \) }  over  {2λ \( 1 - ρ \) } } ;ϑ= {  {σX}  over  { ital "MX"} } } {}</math:annotation>
  </math:semantics>
</math:math>
</file>